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3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6e64c" style:text-align-source="fix" style:repeat-content="false" fo:border="0.5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b8ff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  <style:text-properties fo:color="#000000" style:font-name="Consolas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5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966" style:text-align-source="fix" style:repeat-content="false" fo:border="0.54pt solid #000000" style:vertical-align="middle"/>
      <style:paragraph-properties fo:text-align="center" fo:margin-left="0cm"/>
      <style:text-properties fo:color="#000000" style:font-name="Arial Unicode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54pt solid #000000" fo:padding="0.136cm" style:vertical-align="middle"/>
      <style:text-properties fo:color="#000000" style:font-name="Arial Unicode M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3" style:family="table-cell" style:parent-style-name="Default">
      <style:table-cell-properties fo:background-color="#ffcc99" fo:border="0.54pt solid #000000" fo:padding="0.136cm" style:vertical-align="middle"/>
      <style:text-properties fo:color="#000000" style:font-name="Consolas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 Unicode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5c8526" style:text-align-source="fix" style:repeat-content="false" fo:border="0.54pt solid #000000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deb3d" style:text-align-source="fix" style:repeat-content="false" fo:border="0.5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 Unicode M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transparent" style:vertical-align="middle"/>
    </style:style>
    <style:style style:name="ce23" style:family="table-cell" style:parent-style-name="Default">
      <style:text-properties style:font-name="Arial Unicode MS" fo:font-size="12pt" style:font-size-asian="12pt" style:font-size-complex="12pt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fo:color="#000000" fo:font-size="10pt" fo:language="en" fo:country="US" style:font-name-asian="Consolas" style:font-size-asian="10pt" style:language-asian="en" style:country-asian="US" style:font-size-complex="10pt" style:language-complex="en" style:country-complex="US"/>
    </style:style>
    <style:style style:name="T2" style:family="text">
      <style:text-properties fo:font-size="10pt" style:font-name-asian="Consolas" style:font-size-asian="10pt" style:font-weight-asian="bold" style:font-size-complex="10pt" style:font-weight-complex="bold"/>
    </style:style>
    <style:style style:name="T3" style:family="text">
      <style:text-properties style:font-name-asian="Consolas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number-columns-repeated="1019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Control Change</text:p>
            <text:p><text:s/>Number</text:p>
          </table:table-cell>
          <table:table-cell table:style-name="ce6" office:value-type="string" calcext:value-type="string">
            <text:p>physical control</text:p>
          </table:table-cell>
          <table:table-cell table:style-name="ce10" office:value-type="string" calcext:value-type="string">
            <text:p>Function</text:p>
          </table:table-cell>
          <table:table-cell table:style-name="ce17" office:value-type="string" calcext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tempo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Master volu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SynthOut_switch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freqMax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9.82" calcext:value-type="float">
            <text:p>39,82</text:p>
          </table:table-cell>
          <table:table-cell table:style-name="ce8" office:value-type="string" calcext:value-type="string">
            <text:p>momentary button</text:p>
          </table:table-cell>
          <table:table-cell table:style-name="ce13" office:value-type="string" calcext:value-type="string">
            <text:p><text:span text:style-name="T1">MagicPatch (random patch)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8.81" calcext:value-type="float">
            <text:p>38,8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MagicFX (random effects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scal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ose waveform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1</text:p>
          </table:table-cell>
          <table:table-cell table:style-name="ce18" office:value-type="string" calcext:value-type="string">
            <text:p>sounds chosen in a panel of timbres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string" calcext:value-type="string">
            <text:p>momentary button</text:p>
          </table:table-cell>
          <table:table-cell table:style-name="ce11" office:value-type="string" calcext:value-type="string">
            <text:p>auto random sound sequence 2</text:p>
          </table:table-cell>
          <table:table-cell table:style-name="ce18" office:value-type="string" calcext:value-type="string">
            <text:p>sounds chosen in all timbres</text:p>
          </table:table-cell>
          <table:table-cell table:number-columns-repeated="1020"/>
        </table:table-row>
        <table:table-row table:style-name="ro2">
          <table:table-cell table:style-name="ce2" office:value-type="float" office:value="8.53" calcext:value-type="float">
            <text:p>8,53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2">Filter1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.54" calcext:value-type="float">
            <text:p>9,5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2.55" calcext:value-type="float">
            <text:p>12,5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1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toggle button</text:p>
          </table:table-cell>
          <table:table-cell table:style-name="ce12" office:value-type="string" calcext:value-type="string">
            <text:p>Delay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Delay Wet signal amoun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de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Fine increase delay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ibrat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random filter 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oscillators amplitude (with distortion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chorus re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1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rate 2 (from 10 % to 100 % of rate 1)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del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swee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chorus feedb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chorus feedback sig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automatic sequencer on/off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toggle button</text:p>
          </table:table-cell>
          <table:table-cell table:style-name="ce11" office:value-type="string" calcext:value-type="string">
            <text:p>mute some not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tone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transpose 1 fifth dow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transpose 1 fifth up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sequencer gate tim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attack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deca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sustain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enveloppe rel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1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volume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<text:span text:style-name="T3">Filter2 Freq</text:span>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Re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ilter2 Driv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typ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amplitu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string" calcext:value-type="string">
            <text:p>potentiometer</text:p>
          </table:table-cell>
          <table:table-cell table:style-name="ce11" office:value-type="string" calcext:value-type="string">
            <text:p>filter2 LFO frequency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1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2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2_freqMul_decrea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3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3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freq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potentiometer</text:p>
          </table:table-cell>
          <table:table-cell table:style-name="ce12" office:value-type="string" calcext:value-type="string">
            <text:p>FM_OP4_modInd_set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in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8" office:value-type="string" calcext:value-type="string">
            <text:p>momentary button</text:p>
          </table:table-cell>
          <table:table-cell table:style-name="ce12" office:value-type="string" calcext:value-type="string">
            <text:p>FM_OP4_freqMul_decreas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string" calcext:value-type="string">
            <text:p>momentary button</text:p>
          </table:table-cell>
          <table:table-cell table:style-name="ce11" office:value-type="string" calcext:value-type="string">
            <text:p>enter/exit demo mode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range of drifters</text:p>
          </table:table-cell>
          <table:table-cell table:style-name="ce18" office:value-type="string" calcext:value-type="string">
            <text:p>Mix of 3 drifting oscillators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in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maximum speed of drifters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8" office:value-type="string" calcext:value-type="string">
            <text:p>potentiometer</text:p>
          </table:table-cell>
          <table:table-cell table:style-name="ce11" office:value-type="string" calcext:value-type="string">
            <text:p>central freq of drifters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2"/>
          <table:table-cell table:style-name="ce8"/>
          <table:table-cell table:style-name="ce11"/>
          <table:table-cell table:style-name="ce18"/>
          <table:table-cell table:number-columns-repeated="1020"/>
        </table:table-row>
        <table:table-row table:style-name="ro3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4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285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4"/>
        </table:table-row>
        <table:table-row table:style-name="ro5" table:number-rows-repeated="10471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2:19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3:25:33.530000000</meta:creation-date>
    <dc:date>2014-01-28T22:26:34.794000000</dc:date>
    <meta:editing-duration>PT3H20M13S</meta:editing-duration>
    <meta:editing-cycles>15</meta:editing-cycles>
    <meta:generator>LibreOffice/4.1.4.2$Windows_x86 LibreOffice_project/0a0440ccc0227ad9829de5f46be37cfb6edcf72</meta:generator>
    <meta:document-statistic meta:table-count="1" meta:cell-count="226" meta:object-count="0"/>
  </office:meta>
</office:document-meta>
</file>